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text:line-break/>interface Notification {<text:line-break/> <text:s/>+ sendNotification(message: String): void<text:line-break/>}<text:line-break/>@startuml<text:line-break/>class Ad {<text:line-break/> <text:s text:c="3"/>+ int id<text:line-break/> <text:s text:c="3"/>+ string title<text:line-break/> <text:s text:c="3"/>+ string description<text:line-break/> <text:s text:c="3"/>+ Type type<text:line-break/> <text:s text:c="3"/>+ AdRequirementInterface requirements<text:line-break/>}<text:line-break/><text:line-break/>class Type {<text:line-break/> <text:s text:c="3"/>+ int id<text:line-break/> <text:s text:c="3"/>+ string name<text:line-break/>}<text:line-break/><text:line-break/>interface AdRequirementInterface {<text:line-break/> <text:s text:c="3"/>+ getAd(): Ad<text:line-break/> <text:s text:c="3"/>+ setAd(Ad ad): self<text:line-break/>}<text:line-break/><text:line-break/>class WalkRequirement {<text:line-break/> <text:s text:c="3"/>+ int id<text:line-break/> <text:s text:c="3"/>+ int nbMaxParticipants<text:line-break/> <text:s text:c="3"/>+ Chat Chat<text:line-break/> <text:s text:c="3"/>+ getAd(): Ad<text:line-break/> <text:s text:c="3"/>+ setAd(Ad ad): self<text:line-break/>}<text:line-break/><text:line-break/>class Chat {<text:line-break/> <text:s text:c="3"/>+ int id<text:line-break/> <text:s text:c="3"/>+ string name<text:line-break/> <text:s text:c="3"/>+ messages: List &lt;Message&gt;<text:line-break/>}<text:line-break/><text:line-break/><text:line-break/><text:line-break/>class NotificationService {<text:line-break/> <text:s/>+ sendNotification(message: String): void<text:line-break/>}<text:line-break/>note top of NotificationService<text:line-break/> <text:s/>Ecouteur d'evenement planifié selon la demande<text:line-break/> <text:s/>de notification de l'utilisateur<text:line-break/> <text:s/>(changement de date ou lieu de walk,<text:line-break/> <text:s/>nouveau message dans chat de walk<text:line-break/> <text:s/>nouveau feedback de walk)<text:line-break/>end note<text:line-break/><text:line-break/>class User {<text:line-break/> <text:s/>+ id: UUID<text:line-break/><text:soft-page-break/> <text:s/>+ name: String<text:line-break/> <text:s/>+ livesAt : Location<text:line-break/> <text:s/>+ email: String<text:line-break/> <text:s/>+ profilePhoto: Photo<text:line-break/> <text:s/>+ participateInAd(ad: Ad): void<text:line-break/> <text:s/>+ orderPhotoAlbum(selectedPhotos: List&lt;Photo&gt;): PhotoAlbum<text:line-break/> <text:s/>+ getParticipatedAds(): List&lt;Ad&gt;<text:line-break/> <text:s/>+ createdAds: List&lt;Ad&gt;<text:line-break/> <text:s/>+ askNotifications(ad: Ad): void<text:line-break/>}<text:line-break/><text:line-break/>abstract Ad { <text:line-break/> <text:s/>+ id: UUID<text:line-break/> <text:s/>+ createdAt: Date<text:line-break/> <text:s/>+ updatedAt: Date<text:line-break/> <text:s/>+ title: String<text:line-break/> <text:s/>+ description: String<text:line-break/> <text:s/>+ location: Location<text:line-break/> <text:s/>+ creator: User<text:line-break/> <text:s/>+ mainPhoto: Photo<text:line-break/> <text:s/>+ feedback: List&lt;Feedback&gt;<text:line-break/> <text:s/>+ type: Type<text:line-break/>}<text:line-break/><text:line-break/>class Type {<text:line-break/> <text:s/>+ id: UUID<text:line-break/> <text:s/>+ label: String<text:line-break/>}<text:line-break/>note top of Type<text:line-break/> <text:s/>Walk ou Parc ou Hike<text:line-break/>end note<text:line-break/><text:line-break/>class Location {<text:line-break/> <text:s/>+ id: UUID<text:line-break/> <text:s/>+ name: String<text:line-break/> <text:s/>+ address: String<text:line-break/> <text:s/>+ latitude: float<text:line-break/> <text:s/>+ longitude: float<text:line-break/>}<text:line-break/><text:line-break/>class Gallery {<text:line-break/> <text:s/>+ id: UUID<text:line-break/> <text:s/>+ photos: List&lt;Photo&gt;<text:line-break/> <text:s/>+ addPhoto(photo: Photo): void<text:line-break/>}<text:line-break/><text:line-break/>class Photo {<text:line-break/> <text:s/>+ id: UUID<text:line-break/> <text:s/>+ url: String<text:line-break/> <text:s/>+ description: String<text:line-break/>}<text:line-break/><text:line-break/><text:soft-page-break/>class Feedback {<text:line-break/> <text:s/>+ id: UUID<text:line-break/> <text:s/>+ text: String<text:line-break/> <text:s/>+ gallery: Gallery<text:line-break/> <text:s/>+ user: User<text:line-break/> <text:s/>+ addPhoto(photo: Photo): void<text:line-break/>}<text:line-break/><text:line-break/><text:line-break/>class Message {<text:line-break/> <text:s/>+ id: UUID<text:line-break/> <text:s/>+ sender: User<text:line-break/> <text:s/>+ content: String<text:line-break/> <text:s/>+ timestamp: DateTime<text:line-break/>}<text:line-break/><text:line-break/>class PhotoAlbum {<text:line-break/> <text:s/>+ id: UUID<text:line-break/> <text:s/>+ user: User<text:line-break/> <text:s/>+ selectedPhotos: List&lt;Photo&gt;<text:line-break/> <text:s/>+ generateAlbum(): void<text:line-break/>}<text:line-break/><text:line-break/>Ad --&gt; Location : located at<text:line-break/>Type --&gt; AdRequirementInterface : defines<text:line-break/>Notification --&gt; User : sent to<text:line-break/>Ad --&gt; Feedback : receives<text:line-break/>Feedback --&gt; Gallery : contains<text:line-break/>Gallery --&gt; Photo : has<text:line-break/>Feedback --&gt; User : posted by<text:line-break/>User --&gt; PhotoAlbum : can order<text:line-break/>PhotoAlbum --&gt; Photo : includes<text:line-break/>Message --&gt; User : sender<text:line-break/>Ad <text:s/>--&gt; <text:s/>Type : has<text:line-break/>Ad --&gt; User : postedBy<text:line-break/>AdRequirementInterface &lt;|-- WalkRequirement<text:line-break/>WalkRequirement <text:s/>--&gt;Chat : has<text:line-break/>Chat --&gt; Message : contains<text:line-break/>Ad <text:s/>--&gt;NotificationService : has<text:line-break/>NotificationService --&gt; Notification : send<text:line-break/>User --&gt; Location : livesAt<text:line-break/><text:line-break/>@enduml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4T09:54:33.207000000</meta:creation-date>
    <dc:date>2025-01-24T09:55:17.387000000</dc:date>
    <meta:editing-duration>PT44S</meta:editing-duration>
    <meta:editing-cycles>1</meta:editing-cycles>
    <meta:document-statistic meta:table-count="0" meta:image-count="0" meta:object-count="0" meta:page-count="3" meta:paragraph-count="1" meta:word-count="424" meta:character-count="2631" meta:non-whitespace-character-count="2024"/>
    <meta:generator>LibreOffice/7.2.0.4$Windows_x86 LibreOffice_project/9a9c6381e3f7a62afc1329bd359cc48accb6435b</meta:generator>
  </office:meta>
</office:document-meta>
</file>